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pt"/>
    </style:style>
    <style:style style:name="co2" style:family="table-column">
      <style:table-column-properties fo:break-before="auto" style:column-width="94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921.32pt" svg:height="883.19pt" svg:x="119.34pt" svg:y="2.78pt">
            <draw:object draw:notify-on-update-of-ranges="results.A1:results.A42 results.B1:result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C</text:p>
          </table:table-cell>
          <table:table-cell office:value-type="float" office:value="199.880046822356" calcext:value-type="float">
            <text:p>199.88004682235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67.3727576928218" calcext:value-type="float">
            <text:p>67.3727576928218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61.6293958431132" calcext:value-type="float">
            <text:p>61.6293958431132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60.8382896722138" calcext:value-type="float">
            <text:p>60.8382896722138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58.6977863033692" calcext:value-type="float">
            <text:p>58.697786303369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53.8119933022876" calcext:value-type="float">
            <text:p>53.8119933022876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39.5270374525667" calcext:value-type="float">
            <text:p>39.5270374525667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28.3588147500759" calcext:value-type="float">
            <text:p>28.3588147500759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25.1210445653087" calcext:value-type="float">
            <text:p>25.1210445653087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22.1304992069915" calcext:value-type="float">
            <text:p>22.130499206991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1.9756703061207" calcext:value-type="float">
            <text:p>21.9756703061207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1.8087580701213" calcext:value-type="float">
            <text:p>21.8087580701213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21.3667082266405" calcext:value-type="float">
            <text:p>21.3667082266405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20.5659177775663" calcext:value-type="float">
            <text:p>20.5659177775663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20.3578775157111" calcext:value-type="float">
            <text:p>20.357877515711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19.5390452961198" calcext:value-type="float">
            <text:p>19.539045296119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8.9593464681026" calcext:value-type="float">
            <text:p>18.9593464681026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18.6475880307364" calcext:value-type="float">
            <text:p>18.6475880307364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18.3745264659985" calcext:value-type="float">
            <text:p>18.374526465998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16.3473986131096" calcext:value-type="float">
            <text:p>16.3473986131096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15.8876117379266" calcext:value-type="float">
            <text:p>15.8876117379266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15.8744749216151" calcext:value-type="float">
            <text:p>15.8744749216151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15.3993893853873" calcext:value-type="float">
            <text:p>15.3993893853873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14.3789533057455" calcext:value-type="float">
            <text:p>14.3789533057455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13.6598132986898" calcext:value-type="float">
            <text:p>13.6598132986898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float" office:value="13.5920119262762" calcext:value-type="float">
            <text:p>13.5920119262762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12.8562722025665" calcext:value-type="float">
            <text:p>12.8562722025665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12.7827902124263" calcext:value-type="float">
            <text:p>12.7827902124263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2.1161407459326" calcext:value-type="float">
            <text:p>12.1161407459326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11.4302944053211" calcext:value-type="float">
            <text:p>11.4302944053211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10.8818870123799" calcext:value-type="float">
            <text:p>10.8818870123799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10.8758168592807" calcext:value-type="float">
            <text:p>10.875816859280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0.0441059190124" calcext:value-type="float">
            <text:p>10.0441059190124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9.70068079261766" calcext:value-type="float">
            <text:p>9.70068079261766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9.39845580064053" calcext:value-type="float">
            <text:p>9.3984558006405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9.19410242738067" calcext:value-type="float">
            <text:p>9.19410242738067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8.82042961077644" calcext:value-type="float">
            <text:p>8.82042961077644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8.49023602537321" calcext:value-type="float">
            <text:p>8.49023602537321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8.21587976859369" calcext:value-type="float">
            <text:p>8.21587976859369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6.58746635470663" calcext:value-type="float">
            <text:p>6.58746635470663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5.79781559309865" calcext:value-type="float">
            <text:p>5.7978155930986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7T00:32:15.729530282</dc:date>
    <meta:editing-duration>PT1M25S</meta:editing-duration>
    <meta:editing-cycles>2</meta:editing-cycles>
    <meta:generator>LibreOffice/6.0.7.3$Linux_X86_64 LibreOffice_project/00m0$Build-3</meta:gener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503cm" svg:height="31.158cm" xlink:href=".." xlink:type="simple" chart:class="chart:bar" chart:style-name="ch1">
        <chart:plot-area chart:style-name="ch2" table:cell-range-address="results.A1:results.B42" chart:data-source-has-labels="column" svg:x="0.65cm" svg:y="0.623cm" svg:width="31.203cm" svg:height="29.912cm">
          <chartooo:coordinate-region svg:x="1.527cm" svg:y="0.823cm" svg:width="30.326cm" svg:height="29.064cm"/>
          <chart:axis chart:dimension="x" chart:name="primary-x" chart:style-name="ch3" chartooo:axis-type="auto">
            <chartooo:date-scale/>
            <chart:categories table:cell-range-address="results.A1:results.A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B1:results.B42" chart:class="chart:bar"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C</text:p>
                <draw:g>
                  <svg:desc>results.A1:results.A42</svg:desc>
                </draw:g>
              </table:table-cell>
              <table:table-cell office:value-type="float" office:value="199.880046822356">
                <text:p>199.880046822356</text:p>
                <draw:g>
                  <svg:desc>results.B1:results.B42</svg:desc>
                </draw:g>
              </table:table-cell>
            </table:table-row>
            <table:table-row>
              <table:table-cell office:value-type="string">
                <text:p>W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A</text:p>
              </table:table-cell>
              <table:table-cell office:value-type="float" office:value="67.3727576928218">
                <text:p>67.3727576928218</text:p>
              </table:table-cell>
            </table:table-row>
            <table:table-row>
              <table:table-cell office:value-type="string">
                <text:p>OR</text:p>
              </table:table-cell>
              <table:table-cell office:value-type="float" office:value="61.6293958431132">
                <text:p>61.6293958431132</text:p>
              </table:table-cell>
            </table:table-row>
            <table:table-row>
              <table:table-cell office:value-type="string">
                <text:p>CO</text:p>
              </table:table-cell>
              <table:table-cell office:value-type="float" office:value="60.8382896722138">
                <text:p>60.8382896722138</text:p>
              </table:table-cell>
            </table:table-row>
            <table:table-row>
              <table:table-cell office:value-type="string">
                <text:p>NY</text:p>
              </table:table-cell>
              <table:table-cell office:value-type="float" office:value="58.6977863033692">
                <text:p>58.6977863033692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53.8119933022876">
                <text:p>53.8119933022876</text:p>
              </table:table-cell>
            </table:table-row>
            <table:table-row>
              <table:table-cell office:value-type="string">
                <text:p>UT</text:p>
              </table:table-cell>
              <table:table-cell office:value-type="float" office:value="39.5270374525667">
                <text:p>39.5270374525667</text:p>
              </table:table-cell>
            </table:table-row>
            <table:table-row>
              <table:table-cell office:value-type="string">
                <text:p>IL</text:p>
              </table:table-cell>
              <table:table-cell office:value-type="float" office:value="28.3588147500759">
                <text:p>28.3588147500759</text:p>
              </table:table-cell>
            </table:table-row>
            <table:table-row>
              <table:table-cell office:value-type="string">
                <text:p>NC</text:p>
              </table:table-cell>
              <table:table-cell office:value-type="float" office:value="25.1210445653087">
                <text:p>25.1210445653087</text:p>
              </table:table-cell>
            </table:table-row>
            <table:table-row>
              <table:table-cell office:value-type="string">
                <text:p>NM</text:p>
              </table:table-cell>
              <table:table-cell office:value-type="float" office:value="22.1304992069915">
                <text:p>22.1304992069915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21.9756703061207">
                <text:p>21.9756703061207</text:p>
              </table:table-cell>
            </table:table-row>
            <table:table-row>
              <table:table-cell office:value-type="string">
                <text:p>MN</text:p>
              </table:table-cell>
              <table:table-cell office:value-type="float" office:value="21.8087580701213">
                <text:p>21.8087580701213</text:p>
              </table:table-cell>
            </table:table-row>
            <table:table-row>
              <table:table-cell office:value-type="string">
                <text:p>NH</text:p>
              </table:table-cell>
              <table:table-cell office:value-type="float" office:value="21.3667082266405">
                <text:p>21.3667082266405</text:p>
              </table:table-cell>
            </table:table-row>
            <table:table-row>
              <table:table-cell office:value-type="string">
                <text:p>AZ</text:p>
              </table:table-cell>
              <table:table-cell office:value-type="float" office:value="20.5659177775663">
                <text:p>20.5659177775663</text:p>
              </table:table-cell>
            </table:table-row>
            <table:table-row>
              <table:table-cell office:value-type="string">
                <text:p>MD</text:p>
              </table:table-cell>
              <table:table-cell office:value-type="float" office:value="20.3578775157111">
                <text:p>20.3578775157111</text:p>
              </table:table-cell>
            </table:table-row>
            <table:table-row>
              <table:table-cell office:value-type="string">
                <text:p>VT</text:p>
              </table:table-cell>
              <table:table-cell office:value-type="float" office:value="19.5390452961198">
                <text:p>19.5390452961198</text:p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18.9593464681026">
                <text:p>18.9593464681026</text:p>
              </table:table-cell>
            </table:table-row>
            <table:table-row>
              <table:table-cell office:value-type="string">
                <text:p>TX</text:p>
              </table:table-cell>
              <table:table-cell office:value-type="float" office:value="18.6475880307364">
                <text:p>18.6475880307364</text:p>
              </table:table-cell>
            </table:table-row>
            <table:table-row>
              <table:table-cell office:value-type="string">
                <text:p>VA</text:p>
              </table:table-cell>
              <table:table-cell office:value-type="float" office:value="18.3745264659985">
                <text:p>18.3745264659985</text:p>
              </table:table-cell>
            </table:table-row>
            <table:table-row>
              <table:table-cell office:value-type="string">
                <text:p>GA</text:p>
              </table:table-cell>
              <table:table-cell office:value-type="float" office:value="16.3473986131096">
                <text:p>16.3473986131096</text:p>
              </table:table-cell>
            </table:table-row>
            <table:table-row>
              <table:table-cell office:value-type="string">
                <text:p>TN</text:p>
              </table:table-cell>
              <table:table-cell office:value-type="float" office:value="15.8876117379266">
                <text:p>15.8876117379266</text:p>
              </table:table-cell>
            </table:table-row>
            <table:table-row>
              <table:table-cell office:value-type="string">
                <text:p>MO</text:p>
              </table:table-cell>
              <table:table-cell office:value-type="float" office:value="15.8744749216151">
                <text:p>15.8744749216151</text:p>
              </table:table-cell>
            </table:table-row>
            <table:table-row>
              <table:table-cell office:value-type="string">
                <text:p>WI</text:p>
              </table:table-cell>
              <table:table-cell office:value-type="float" office:value="15.3993893853873">
                <text:p>15.3993893853873</text:p>
              </table:table-cell>
            </table:table-row>
            <table:table-row>
              <table:table-cell office:value-type="string">
                <text:p>KS</text:p>
              </table:table-cell>
              <table:table-cell office:value-type="float" office:value="14.3789533057455">
                <text:p>14.3789533057455</text:p>
              </table:table-cell>
            </table:table-row>
            <table:table-row>
              <table:table-cell office:value-type="string">
                <text:p>MI</text:p>
              </table:table-cell>
              <table:table-cell office:value-type="float" office:value="13.6598132986898">
                <text:p>13.6598132986898</text:p>
              </table:table-cell>
            </table:table-row>
            <table:table-row>
              <table:table-cell office:value-type="string">
                <text:p>NJ</text:p>
              </table:table-cell>
              <table:table-cell office:value-type="float" office:value="13.5920119262762">
                <text:p>13.5920119262762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12.8562722025665">
                <text:p>12.8562722025665</text:p>
              </table:table-cell>
            </table:table-row>
            <table:table-row>
              <table:table-cell office:value-type="string">
                <text:p>OH</text:p>
              </table:table-cell>
              <table:table-cell office:value-type="float" office:value="12.7827902124263">
                <text:p>12.7827902124263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12.1161407459326">
                <text:p>12.1161407459326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11.4302944053211">
                <text:p>11.4302944053211</text:p>
              </table:table-cell>
            </table:table-row>
            <table:table-row>
              <table:table-cell office:value-type="string">
                <text:p>HI</text:p>
              </table:table-cell>
              <table:table-cell office:value-type="float" office:value="10.8818870123799">
                <text:p>10.8818870123799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10.8758168592807">
                <text:p>10.8758168592807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10.0441059190124">
                <text:p>10.0441059190124</text:p>
              </table:table-cell>
            </table:table-row>
            <table:table-row>
              <table:table-cell office:value-type="string">
                <text:p>MT</text:p>
              </table:table-cell>
              <table:table-cell office:value-type="float" office:value="9.70068079261766">
                <text:p>9.70068079261766</text:p>
              </table:table-cell>
            </table:table-row>
            <table:table-row>
              <table:table-cell office:value-type="string">
                <text:p>LA</text:p>
              </table:table-cell>
              <table:table-cell office:value-type="float" office:value="9.39845580064053">
                <text:p>9.39845580064053</text:p>
              </table:table-cell>
            </table:table-row>
            <table:table-row>
              <table:table-cell office:value-type="string">
                <text:p>CT</text:p>
              </table:table-cell>
              <table:table-cell office:value-type="float" office:value="9.19410242738067">
                <text:p>9.19410242738067</text:p>
              </table:table-cell>
            </table:table-row>
            <table:table-row>
              <table:table-cell office:value-type="string">
                <text:p>OK</text:p>
              </table:table-cell>
              <table:table-cell office:value-type="float" office:value="8.82042961077644">
                <text:p>8.82042961077644</text:p>
              </table:table-cell>
            </table:table-row>
            <table:table-row>
              <table:table-cell office:value-type="string">
                <text:p>NV</text:p>
              </table:table-cell>
              <table:table-cell office:value-type="float" office:value="8.49023602537321">
                <text:p>8.49023602537321</text:p>
              </table:table-cell>
            </table:table-row>
            <table:table-row>
              <table:table-cell office:value-type="string">
                <text:p>KY</text:p>
              </table:table-cell>
              <table:table-cell office:value-type="float" office:value="8.21587976859369">
                <text:p>8.21587976859369</text:p>
              </table:table-cell>
            </table:table-row>
            <table:table-row>
              <table:table-cell office:value-type="string">
                <text:p>SC</text:p>
              </table:table-cell>
              <table:table-cell office:value-type="float" office:value="6.58746635470663">
                <text:p>6.58746635470663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5.79781559309865">
                <text:p>5.79781559309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